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OUNTRIES,C,3</text:p>
          </table:table-cell>
          <table:table-cell office:value-type="string" calcext:value-type="string">
            <text:p>TOTALCOVER,N,11,2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356247" calcext:value-type="float">
            <text:p>1356247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91920" calcext:value-type="float">
            <text:p>91920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200506" calcext:value-type="float">
            <text:p>200506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float" office:value="215137" calcext:value-type="float">
            <text:p>215137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718117" calcext:value-type="float">
            <text:p>718117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10447500" calcext:value-type="float">
            <text:p>10447500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23657" calcext:value-type="float">
            <text:p>23657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496000" calcext:value-type="float">
            <text:p>496000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74363" calcext:value-type="float">
            <text:p>74363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330062" calcext:value-type="float">
            <text:p>330062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208425" calcext:value-type="float">
            <text:p>208425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31703" calcext:value-type="float">
            <text:p>31703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7976751" calcext:value-type="float">
            <text:p>7976751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19428" calcext:value-type="float">
            <text:p>19428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253760" calcext:value-type="float">
            <text:p>253760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2637315" calcext:value-type="float">
            <text:p>2637315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203327" calcext:value-type="float">
            <text:p>203327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2154049" calcext:value-type="float">
            <text:p>2154049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1706449" calcext:value-type="float">
            <text:p>1706449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32221" calcext:value-type="float">
            <text:p>32221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575658" calcext:value-type="float">
            <text:p>575658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50693" calcext:value-type="float">
            <text:p>50693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float" office:value="71773" calcext:value-type="float">
            <text:p>71773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566000" calcext:value-type="float">
            <text:p>566000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1292286" calcext:value-type="float">
            <text:p>1292286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float" office:value="17260" calcext:value-type="float">
            <text:p>17260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14731412" calcext:value-type="float">
            <text:p>14731412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111562" calcext:value-type="float">
            <text:p>111562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float" office:value="53536" calcext:value-type="float">
            <text:p>53536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78150" calcext:value-type="float">
            <text:p>78150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249674" calcext:value-type="float">
            <text:p>249674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1275109" calcext:value-type="float">
            <text:p>1275109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1079789" calcext:value-type="float">
            <text:p>1079789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120904" calcext:value-type="float">
            <text:p>120904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5283286" calcext:value-type="float">
            <text:p>5283286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53505" calcext:value-type="float">
            <text:p>53505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141195" calcext:value-type="float">
            <text:p>14119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744045" calcext:value-type="float">
            <text:p>744045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129377" calcext:value-type="float">
            <text:p>129377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185170" calcext:value-type="float">
            <text:p>185170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196000" calcext:value-type="float">
            <text:p>196000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3278372" calcext:value-type="float">
            <text:p>3278372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1527724" calcext:value-type="float">
            <text:p>1527724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27232642" calcext:value-type="float">
            <text:p>27232642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121000" calcext:value-type="float">
            <text:p>121000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1380793" calcext:value-type="float">
            <text:p>1380793</text:p>
          </table:table-cell>
        </table:table-row>
        <table:table-row table:style-name="ro1" table:number-rows-repeated="104850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/4.2.1.1$Windows_x86 LibreOffice_project/d7dbbd7842e6a58b0f521599204e827654e1fb8b</meta:generator>
  </office:meta>
</office:document-meta>
</file>